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83" calcext:value-type="float">
            <text:p>883</text:p>
          </table:table-cell>
          <table:table-cell table:style-name="ce7" table:formula="of:=COUNTIF([.B7:.B999];&quot;X&quot;)" office:value-type="float" office:value="757" calcext:value-type="float">
            <text:p>757</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38" calcext:value-type="float">
            <text:p>9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3" table:number-rows-repeated="7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3">00/00/0000</text:date>, <text:time style:data-style-name="N2" text:time-value="20:15:45.4860362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13T20:17:22.637127396</dc:date>
    <meta:editing-duration>P1DT13M25S</meta:editing-duration>
    <meta:editing-cycles>878</meta:editing-cycles>
    <meta:document-statistic meta:table-count="1" meta:cell-count="5316" meta:object-count="0"/>
  </office:meta>
</office:document-meta>
</file>